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table:number-columns-repeated="2"/>
          <table:table-cell table:formula="of:=[.C10] + [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C21] + [.D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2] + [.D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 + 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l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5:24:10.40663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18:26:07.559875309</dc:date>
    <meta:generator>LibreOffice/4.2.8.2$Linux_X86_64 LibreOffice_project/420m0$Build-2</meta:generator>
    <meta:editing-duration>PT4H45M17S</meta:editing-duration>
    <meta:editing-cycles>5</meta:editing-cycles>
    <meta:document-statistic meta:table-count="1" meta:cell-count="178" meta:object-count="0"/>
  </office:meta>
</office:document-meta>
</file>